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withoutfill">
      <style:graphic-properties draw:stroke-dash="Fine_20_Dashed" draw:marker-end="Arrow" draw:marker-end-width="0.3cm" draw:fill="none" draw:textarea-vertical-align="middle"/>
    </style:style>
    <style:style style:name="gr5" style:family="graphic" style:parent-style-name="objectwithoutfill">
      <style:graphic-properties draw:stroke="dash" draw:stroke-dash="_32__20_Dots_20_1_20_Dash" draw:marker-end="Arrow" draw:marker-end-width="0.3cm" draw:fill="none" draw:textarea-vertical-align="middle"/>
    </style:style>
    <style:style style:name="gr6" style:family="graphic" style:parent-style-name="objectwithoutfill">
      <style:graphic-properties draw:stroke="dash" draw:stroke-dash="_32__20_Dots_20_1_20_Dash" draw:marker-end="Arrow" draw:marker-end-width="0.3cm" draw:fill="none" draw:textarea-vertical-align="middle"/>
    </style:style>
    <style:style style:name="gr7" style:family="graphic" style:parent-style-name="objectwithoutfill">
      <style:graphic-properties draw:stroke="solid" draw:stroke-dash="_32__20_Dots_20_1_20_Dash" draw:marker-end="Arrow" draw:marker-end-width="0.3cm"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3.81cm" svg:height="3.81cm" svg:x="2.27cm" svg:y="2.27cm">
          <text:p text:style-name="P1">Engine</text:p>
          <text:p text:style-name="P1"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2" draw:id="id2" draw:layer="layout" svg:width="3.81cm" svg:height="3.81cm" svg:x="2.27cm" svg:y="8.62cm">
          <text:p text:style-name="P1">Is running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" draw:text-style-name="P1" draw:layer="layout" svg:x1="4.175cm" svg:y1="6.08cm" svg:x2="4.175cm" svg:y2="8.62cm" draw:start-shape="id1" draw:start-glue-point="6" draw:end-shape="id2" svg:d="M4175 6080v2540" svg:viewBox="0 0 1 2541">
          <text:p/>
        </draw:connector>
        <draw:custom-shape draw:style-name="gr1" draw:text-style-name="P1" xml:id="id3" draw:id="id3" draw:layer="layout" svg:width="3.81cm" svg:height="1.27cm" svg:x="8.62cm" svg:y="9.89cm">
          <text:p text:style-name="P1">Exi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4" draw:id="id4" draw:layer="layout" svg:width="6.35cm" svg:height="1.397cm" svg:x="1cm" svg:y="14.97cm">
          <text:p text:style-name="P1">For Each System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1" draw:layer="layout" svg:x1="6.08cm" svg:y1="10.525cm" svg:x2="8.62cm" svg:y2="10.525cm" draw:start-shape="id2" draw:start-glue-point="7" draw:end-shape="id3" draw:end-glue-point="5" svg:d="M6080 10525h2540" svg:viewBox="0 0 2541 1">
          <text:p/>
        </draw:connector>
        <draw:connector draw:style-name="gr3" draw:text-style-name="P1" draw:layer="layout" svg:x1="4.175cm" svg:y1="12.43cm" svg:x2="4.175cm" svg:y2="14.97cm" draw:start-shape="id2" draw:start-glue-point="6" draw:end-shape="id4" draw:end-glue-point="4" svg:d="M4175 12430v2540" svg:viewBox="0 0 1 2541">
          <text:p/>
        </draw:connector>
        <draw:connector draw:style-name="gr3" draw:text-style-name="P1" draw:layer="layout" svg:x1="4.175cm" svg:y1="16.367cm" svg:x2="5.446cm" svg:y2="18.78cm" draw:start-shape="id4" draw:start-glue-point="6" draw:end-shape="id5" draw:end-glue-point="0" svg:d="M4175 16367v1207h1271v1206" svg:viewBox="0 0 1272 2414">
          <text:p/>
        </draw:connector>
        <draw:custom-shape draw:style-name="gr1" draw:text-style-name="P1" xml:id="id5" draw:id="id5" draw:layer="layout" svg:width="6.348cm" svg:height="1.268cm" svg:x="2.272cm" svg:y="18.78cm">
          <text:p text:style-name="P1">For Each Spac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6" draw:id="id6" draw:layer="layout" svg:width="7.62cm" svg:height="1.27cm" svg:x="3.54cm" svg:y="22.59cm">
          <text:p text:style-name="P1">System::Process(space)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1" draw:layer="layout" svg:x1="5.446cm" svg:y1="20.048cm" svg:x2="7.35cm" svg:y2="22.59cm" draw:start-shape="id5" draw:start-glue-point="6" draw:end-shape="id6" draw:end-glue-point="4" svg:d="M5446 20048v1272h1904v1270" svg:viewBox="0 0 1905 2543">
          <text:p/>
        </draw:connector>
        <draw:custom-shape draw:style-name="gr1" draw:text-style-name="P1" xml:id="id7" draw:id="id7" draw:layer="layout" svg:width="11.428cm" svg:height="1.268cm" svg:x="4.812cm" svg:y="26.4cm">
          <text:p text:style-name="P1">For Each &lt;System Type&gt;_Component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1" draw:layer="layout" svg:x1="7.35cm" svg:y1="23.86cm" svg:x2="10.526cm" svg:y2="26.4cm" draw:start-shape="id6" draw:start-glue-point="6" draw:end-shape="id7" svg:d="M7350 23860v1271h3176v1269" svg:viewBox="0 0 3177 2541">
          <text:p/>
        </draw:connector>
        <draw:custom-shape draw:style-name="gr1" draw:text-style-name="P1" xml:id="id8" draw:id="id8" draw:layer="layout" svg:width="10.16cm" svg:height="1.27cm" svg:x="6.08cm" svg:y="30.21cm">
          <text:p text:style-name="P1">System::Process(component)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1" draw:layer="layout" svg:x1="10.526cm" svg:y1="27.668cm" svg:x2="11.16cm" svg:y2="30.21cm" draw:start-shape="id7" draw:start-glue-point="6" draw:end-shape="id8" draw:end-glue-point="4" svg:d="M10526 27668v1272h634v1270" svg:viewBox="0 0 635 2543">
          <text:p/>
        </draw:connector>
        <draw:custom-shape draw:style-name="gr1" draw:text-style-name="P1" xml:id="id9" draw:id="id9" draw:layer="layout" svg:width="3.683cm" svg:height="3.81cm" svg:x="23.987cm" svg:y="2.27cm">
          <text:p text:style-name="P1">Engin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10" draw:id="id10" draw:layer="layout" svg:width="3.81cm" svg:height="3.81cm" svg:x="28.94cm" svg:y="2.27cm">
          <text:p text:style-name="P1">System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11" draw:id="id11" draw:layer="layout" svg:width="3.81cm" svg:height="3.81cm" svg:x="28.94cm" svg:y="7.35cm">
          <text:p text:style-name="P1">Spac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12" draw:id="id12" draw:layer="layout" svg:width="3.81cm" svg:height="3.81cm" svg:x="34.02cm" svg:y="7.35cm">
          <text:p text:style-name="P1">Entity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13" draw:id="id13" draw:layer="layout" svg:width="3.81cm" svg:height="3.81cm" svg:x="34.02cm" svg:y="12.43cm">
          <text:p text:style-name="P1">Component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1" draw:layer="layout" svg:x1="27.67cm" svg:y1="4.175cm" svg:x2="28.94cm" svg:y2="4.175cm" draw:start-shape="id9" draw:start-glue-point="7" draw:end-shape="id10" draw:end-glue-point="5" svg:d="M27670 4175h1270" svg:viewBox="0 0 1271 1">
          <text:p/>
        </draw:connector>
        <draw:connector draw:style-name="gr3" draw:text-style-name="P1" draw:layer="layout" svg:x1="27.67cm" svg:y1="4.175cm" svg:x2="28.94cm" svg:y2="9.255cm" draw:start-shape="id9" draw:start-glue-point="7" draw:end-shape="id11" svg:d="M27670 4175h635v5080h635" svg:viewBox="0 0 1271 5081">
          <text:p/>
        </draw:connector>
        <draw:connector draw:style-name="gr3" draw:text-style-name="P1" draw:layer="layout" svg:x1="32.75cm" svg:y1="9.255cm" svg:x2="34.02cm" svg:y2="9.255cm" draw:start-shape="id11" draw:start-glue-point="7" draw:end-shape="id12" draw:end-glue-point="5" svg:d="M32750 9255h1270" svg:viewBox="0 0 1271 1">
          <text:p/>
        </draw:connector>
        <draw:connector draw:style-name="gr4" draw:text-style-name="P1" draw:layer="layout" svg:x1="35.925cm" svg:y1="11.16cm" svg:x2="35.925cm" svg:y2="12.43cm" draw:start-shape="id12" draw:start-glue-point="6" draw:end-shape="id13" svg:d="M35925 11160v1270" svg:viewBox="0 0 1 1271">
          <text:p/>
        </draw:connector>
        <draw:connector draw:style-name="gr5" draw:text-style-name="P1" draw:layer="layout" svg:x1="30.845cm" svg:y1="11.16cm" svg:x2="34.02cm" svg:y2="14.335cm" draw:start-shape="id11" draw:start-glue-point="6" draw:end-shape="id13" draw:end-glue-point="5" svg:d="M30845 11160v3175h3175" svg:viewBox="0 0 3176 3176">
          <text:p/>
        </draw:connector>
        <draw:connector draw:style-name="gr5" draw:text-style-name="P1" draw:layer="layout" draw:line-skew="-0.134cm" svg:x1="35.925cm" svg:y1="7.35cm" svg:x2="30.845cm" svg:y2="7.35cm" draw:start-shape="id12" draw:start-glue-point="4" draw:end-shape="id11" draw:end-glue-point="4" svg:d="M35925 7350v-635h-5080v635" svg:viewBox="0 0 5081 636">
          <text:p/>
        </draw:connector>
        <draw:connector draw:style-name="gr5" draw:text-style-name="P1" draw:layer="layout" draw:line-skew="0.133cm" svg:x1="37.83cm" svg:y1="14.335cm" svg:x2="37.83cm" svg:y2="9.255cm" draw:start-shape="id13" draw:start-glue-point="7" draw:end-shape="id12" draw:end-glue-point="7" svg:d="M37830 14335h635v-5080h-635" svg:viewBox="0 0 636 5081">
          <text:p/>
        </draw:connector>
        <draw:connector draw:style-name="gr6" draw:text-style-name="P1" draw:layer="layout" svg:x1="42.923cm" svg:y1="4.835cm" svg:x2="53.049cm" svg:y2="4.801cm" svg:d="M42923 4835h5063v-34h5063" svg:viewBox="0 0 10127 35">
          <text:p text:style-name="P1">Holds a reference</text:p>
        </draw:connector>
        <draw:connector draw:style-name="gr7" draw:text-style-name="P1" draw:layer="layout" svg:x1="42.874cm" svg:y1="3.55cm" svg:x2="53.049cm" svg:y2="3.591cm" svg:d="M42874 3550h5088v41h5087" svg:viewBox="0 0 10176 42">
          <text:p text:style-name="P1">Owns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76.2cm" fo:page-height="60.9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6-14T18:21:39.898071133</meta:creation-date>
    <dc:date>2014-06-14T19:31:22.112223267</dc:date>
    <meta:editing-duration>PT23M30S</meta:editing-duration>
    <meta:editing-cycles>2</meta:editing-cycles>
    <meta:generator>LibreOffice/4.2.3.3$Linux_X86_64 LibreOffice_project/420m0$Build-3</meta:generator>
    <meta:document-statistic meta:object-count="29"/>
  </office:meta>
</office:document-meta>
</file>